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1dea" officeooo:paragraph-rsid="00041dea"/>
    </style:style>
    <style:style style:name="P2" style:family="paragraph" style:parent-style-name="Standard">
      <style:text-properties fo:font-size="15pt" fo:font-weight="bold" officeooo:rsid="00041dea" officeooo:paragraph-rsid="00041dea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paragraph-rsid="00041dea"/>
    </style:style>
    <style:style style:name="P4" style:family="paragraph" style:parent-style-name="Standard">
      <style:text-properties officeooo:rsid="00047308" officeooo:paragraph-rsid="00047308"/>
    </style:style>
    <style:style style:name="P5" style:family="paragraph" style:parent-style-name="Standard">
      <style:text-properties officeooo:rsid="00055c5a" officeooo:paragraph-rsid="00055c5a"/>
    </style:style>
    <style:style style:name="P6" style:family="paragraph" style:parent-style-name="Standard">
      <style:text-properties officeooo:paragraph-rsid="00055c5a"/>
    </style:style>
    <style:style style:name="P7" style:family="paragraph" style:parent-style-name="Standard">
      <style:text-properties officeooo:paragraph-rsid="0005c899"/>
    </style:style>
    <style:style style:name="P8" style:family="paragraph" style:parent-style-name="Standard">
      <style:text-properties officeooo:rsid="0005c899" officeooo:paragraph-rsid="0005c899"/>
    </style:style>
    <style:style style:name="P9" style:family="paragraph" style:parent-style-name="Standard">
      <style:text-properties fo:font-size="15pt" fo:font-weight="bold" officeooo:rsid="00041dea" officeooo:paragraph-rsid="0005c899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rsid="00041dea" officeooo:paragraph-rsid="0027f97d" style:font-size-asian="15pt" style:font-weight-asian="bold" style:font-size-complex="15pt" style:font-weight-complex="bold"/>
    </style:style>
    <style:style style:name="P11" style:family="paragraph" style:parent-style-name="Standard">
      <style:text-properties officeooo:rsid="000ce7d9" officeooo:paragraph-rsid="0027f97d"/>
    </style:style>
    <style:style style:name="P12" style:family="paragraph" style:parent-style-name="Standard">
      <style:text-properties fo:font-size="12pt" fo:font-weight="normal" officeooo:rsid="00074573" officeooo:paragraph-rsid="0027f97d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087024" officeooo:paragraph-rsid="0027f97d" style:font-size-asian="12pt" style:font-weight-asian="normal" style:font-size-complex="12pt" style:font-weight-complex="normal"/>
    </style:style>
    <style:style style:name="P14" style:family="paragraph" style:parent-style-name="Standard">
      <style:text-properties officeooo:rsid="00087024" officeooo:paragraph-rsid="0027f97d"/>
    </style:style>
    <style:style style:name="P15" style:family="paragraph" style:parent-style-name="Standard">
      <style:text-properties officeooo:rsid="0009ecdc" officeooo:paragraph-rsid="0027f97d"/>
    </style:style>
    <style:style style:name="P16" style:family="paragraph" style:parent-style-name="Standard">
      <style:text-properties officeooo:rsid="000b678a" officeooo:paragraph-rsid="0027f97d"/>
    </style:style>
    <style:style style:name="P17" style:family="paragraph" style:parent-style-name="Standard">
      <style:text-properties style:text-underline-style="solid" style:text-underline-type="double" style:text-underline-width="auto" style:text-underline-color="font-color" officeooo:rsid="000b678a" officeooo:paragraph-rsid="0027f97d"/>
    </style:style>
    <style:style style:name="P18" style:family="paragraph" style:parent-style-name="Standard">
      <style:text-properties officeooo:rsid="000c3479" officeooo:paragraph-rsid="0027f97d"/>
    </style:style>
    <style:style style:name="P19" style:family="paragraph" style:parent-style-name="Standard">
      <style:text-properties officeooo:rsid="000ccfb5" officeooo:paragraph-rsid="0027f97d"/>
    </style:style>
    <style:style style:name="P20" style:family="paragraph" style:parent-style-name="Standard">
      <style:text-properties officeooo:paragraph-rsid="0027f97d"/>
    </style:style>
    <style:style style:name="T1" style:family="text">
      <style:text-properties officeooo:rsid="00041dea"/>
    </style:style>
    <style:style style:name="T2" style:family="text">
      <style:text-properties officeooo:rsid="00055c5a"/>
    </style:style>
    <style:style style:name="T3" style:family="text">
      <style:text-properties officeooo:rsid="0005c899"/>
    </style:style>
    <style:style style:name="T4" style:family="text">
      <style:text-properties fo:font-size="15pt" fo:font-weight="bold" officeooo:rsid="00041dea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06ed79" style:font-size-asian="15pt" style:font-weight-asian="bold" style:font-size-complex="15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074573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087024" style:font-size-asian="12pt" style:font-weight-asian="normal" style:font-size-complex="12pt" style:font-weight-complex="normal"/>
    </style:style>
    <style:style style:name="T9" style:family="text">
      <style:text-properties officeooo:rsid="00087024"/>
    </style:style>
    <style:style style:name="T10" style:family="text">
      <style:text-properties officeooo:rsid="000b678a"/>
    </style:style>
    <style:style style:name="T11" style:family="text">
      <style:text-properties officeooo:rsid="000ccfb5"/>
    </style:style>
    <style:style style:name="T12" style:family="text">
      <style:text-properties officeooo:rsid="000ce7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sson 1: problems set:</text:p>
      <text:p text:style-name="P1"/>
      <text:p text:style-name="P1">Q.3:</text:p>
      <text:p text:style-name="P1"/>
      <text:p text:style-name="P3"><text:span text:style-name="T1">int </text:span>bankBalance <text:span text:style-name="T1">= 500;</text:span></text:p>
      <text:p text:style-name="P3">bankBalance <text:span text:style-name="T1">= <text:s/>bankBalance + 250;</text:span></text:p>
      <text:p text:style-name="P3">bankBalance <text:span text:style-name="T1">= <text:s/>bankBalance - 100;</text:span></text:p>
      <text:p text:style-name="P1">System.out.println(bankBalance);</text:p>
      <text:p text:style-name="P1"/>
      <text:p text:style-name="P1">Q.4:</text:p>
      <text:p text:style-name="P1"/>
      <text:p text:style-name="P1">System.out.println(2.0 * (5 / 2));</text:p>
      <text:p text:style-name="P1">=</text:p>
      <text:p text:style-name="P1">System.out.println( double * (int / int))</text:p>
      <text:p text:style-name="P1">= 2.0 * 2 = 4.0</text:p>
      <text:p text:style-name="P1"/>
      <text:p text:style-name="P4">Q.5:</text:p>
      <text:p text:style-name="P4"/>
      <text:p text:style-name="P4">int day = 19;</text:p>
      <text:p text:style-name="P4">String month = “June”;</text:p>
      <text:p text:style-name="P4">System.out.println(month <text:s/>+ “ “ + day);</text:p>
      <text:p text:style-name="P4"/>
      <text:p text:style-name="P4">Q.6:</text:p>
      <text:p text:style-name="P4"/>
      <text:p text:style-name="P4">String firstName = “Maksym”;</text:p>
      <text:p text:style-name="P4">String lastName = “Severyn”;</text:p>
      <text:p text:style-name="P5">String fullName = firstName + “ “ + lastName;</text:p>
      <text:p text:style-name="P5"/>
      <text:p text:style-name="P5">System.out.println(“Hello, my name is “ + fullName + “.”)</text:p>
      <text:p text:style-name="P6"/>
      <text:p text:style-name="P5">Int letterInName = <text:s/>firstName.length() + lastName.length();</text:p>
      <text:p text:style-name="P6"/>
      <text:p text:style-name="P6"><text:span text:style-name="T2">System.out.println(“</text:span>There are “<text:span text:style-name="T2">+letterInName+</text:span>” letters in my name.<text:span text:style-name="T2">”);</text:span></text:p>
      <text:p text:style-name="P6"/>
      <text:p text:style-name="P5">Q.7:</text:p>
      <text:p text:style-name="P5"/>
      <text:p text:style-name="P6"><text:span text:style-name="T2">double </text:span>fahrenheit <text:span text:style-name="T2">= </text:span><text:span text:style-name="T3">50</text:span><text:span text:style-name="T2">.</text:span><text:span text:style-name="T3">0</text:span><text:span text:style-name="T2">;</text:span></text:p>
      <text:p text:style-name="P7"><text:span text:style-name="T3">double </text:span>celsius <text:span text:style-name="T3">= ( fahrenheit – 32 ) * 5 / 9 ;</text:span></text:p>
      <text:p text:style-name="P8">System.out.println(celsius);</text:p>
      <text:p text:style-name="P8"/>
      <text:p text:style-name="P20"><text:span text:style-name="T4">Lesson </text:span><text:span text:style-name="T5">2</text:span><text:span text:style-name="T4">: problems set:</text:span></text:p>
      <text:p text:style-name="P10"/>
      <text:p text:style-name="P12"><text:span text:style-name="T1">Q</text:span>3.:</text:p>
      <text:p text:style-name="P12"/>
      <text:p text:style-name="P12">Starting code: </text:p>
      <text:p text:style-name="P20"><text:span text:style-name="T7">if ( </text:span>canSeePlayer<text:span text:style-name="T7"> ) { </text:span></text:p>
      <text:p text:style-name="P20"><text:span text:style-name="T7"><text:tab/>if ( !</text:span>playerPoweredUp<text:span text:style-name="T7"> ) { </text:span></text:p>
      <text:p text:style-name="P12"><text:tab/><text:tab/>System.out.println("Attack!"); } </text:p>
      <text:p text:style-name="P12"><text:tab/>else { System.out.println("Run away!"); } } </text:p>
      <text:p text:style-name="P12">else { </text:p>
      <text:p text:style-name="P12">System.out.println("Wander."); </text:p>
      <text:p text:style-name="P12">}</text:p>
      <text:p text:style-name="P12"><text:soft-page-break/></text:p>
      <text:p text:style-name="P13">Q.4:</text:p>
      <text:p text:style-name="P13"/>
      <text:p text:style-name="P13">boolean isSnowing = false; </text:p>
      <text:p text:style-name="P13">boolean isRaining = true; </text:p>
      <text:p text:style-name="P13">double temperature = 60.0;</text:p>
      <text:p text:style-name="P13"/>
      <text:p text:style-name="P13">if ( <text:s/>isSnowing || <text:s/>isSnowing || <text:s/>temperature &lt; 50) {</text:p>
      <text:p text:style-name="P20"><text:span text:style-name="T8">System.out.println(“</text:span>Let’s stay home."<text:span text:style-name="T9">);</text:span></text:p>
      <text:p text:style-name="P14">} else {</text:p>
      <text:p text:style-name="P20"><text:span text:style-name="T9"><text:tab/></text:span><text:span text:style-name="T8">System.out.println(“</text:span><text:span text:style-name="T6">Let’s go out!</text:span><text:span text:style-name="T9">");</text:span></text:p>
      <text:p text:style-name="P14">}</text:p>
      <text:p text:style-name="P14"/>
      <text:p text:style-name="P15">Q.5:</text:p>
      <text:p text:style-name="P15"/>
      <text:p text:style-name="P15">//Assume this could have any value between 0 and 24: </text:p>
      <text:p text:style-name="P15"/>
      <text:p text:style-name="P15">int time = 18; </text:p>
      <text:p text:style-name="P15">String timeOfDay;</text:p>
      <text:p text:style-name="P15">if ( time &gt;= 5 &amp;&amp; time &lt; 12) {</text:p>
      <text:p text:style-name="P15"><text:tab/>timeOfDay = “morning”;</text:p>
      <text:p text:style-name="P15">} else if ( time &gt;= 12 &amp;&amp; time &lt; 20) {</text:p>
      <text:p text:style-name="P15"><text:tab/>timeOfDay = “daytime”;</text:p>
      <text:p text:style-name="P15">} else {</text:p>
      <text:p text:style-name="P15"><text:tab/>timeOfDay = “night”;</text:p>
      <text:p text:style-name="P15">}</text:p>
      <text:p text:style-name="P16"/>
      <text:p text:style-name="P16">Q.6:</text:p>
      <text:p text:style-name="P17"/>
      <text:p text:style-name="P18"/>
      <text:p text:style-name="P16">int weekday = 5; </text:p>
      <text:p text:style-name="P16">boolean holiday = false;</text:p>
      <text:p text:style-name="P16"/>
      <text:p text:style-name="P18">if ( <text:span text:style-name="T10">weekday </text:span>&gt;= 1 &amp;&amp; <text:span text:style-name="T10">weekday </text:span>&lt;=5 <text:span text:style-name="T11">&amp;&amp; !(</text:span><text:span text:style-name="T10">holiday</text:span><text:span text:style-name="T11">)</text:span>) {</text:p>
      <text:p text:style-name="P18">System.out.println(“Wake up at 7:00”);</text:p>
      <text:p text:style-name="P18">} else {</text:p>
      <text:p text:style-name="P18">System.out.println(“Sleep in!”);</text:p>
      <text:p text:style-name="P18">}</text:p>
      <text:p text:style-name="P18"/>
      <text:p text:style-name="P18"/>
      <text:p text:style-name="P19">Q.7:</text:p>
      <text:p text:style-name="P19"/>
      <text:p text:style-name="P19">double playbackPosition = 120; </text:p>
      <text:p text:style-name="P19">boolean rewinding = true; </text:p>
      <text:p text:style-name="P19">double rewindAmount = 0.0;</text:p>
      <text:p text:style-name="P19"/>
      <text:p text:style-name="P19">If (rewinding) { </text:p>
      <text:p text:style-name="P19">rewindAmount = 0.1; </text:p>
      <text:p text:style-name="P19">} </text:p>
      <text:p text:style-name="P19">playbackPosition = playbackPosition – rewindAmount;</text:p>
      <text:p text:style-name="P19"/>
      <text:p text:style-name="P19">Q.8:</text:p>
      <text:p text:style-name="P19"><text:soft-page-break/></text:p>
      <text:p text:style-name="P19">//Assume this can have any value from 1 to 7: </text:p>
      <text:p text:style-name="P19"/>
      <text:p text:style-name="P19">//TODO: declare a String variable called schedule. </text:p>
      <text:p text:style-name="P19">//TODO: write a switch statement that give schedule a different </text:p>
      <text:p text:style-name="P19">//value for each day of the week based on the dayOfWeek variable. </text:p>
      <text:p text:style-name="P19">//Don’t forget to "break" after each case, and don’t forget to </text:p>
      <text:p text:style-name="P19">//provide a default case!</text:p>
      <text:p text:style-name="P19"/>
      <text:p text:style-name="P19">int dayOfWeek = 1; </text:p>
      <text:p text:style-name="P20"><text:span text:style-name="T11">String </text:span>schedule;</text:p>
      <text:p text:style-name="P20"/>
      <text:p text:style-name="P19">switch ( dayOfWeek ) <text:span text:style-name="T12">{</text:span></text:p>
      <text:p text:style-name="P20"><text:span text:style-name="T11"><text:tab/>case 1: <text:s/>schedule = “</text:span>Gym in the morning.<text:span text:style-name="T11">”;</text:span></text:p>
      <text:p text:style-name="P20"><text:tab/><text:tab/><text:span text:style-name="T11">break;</text:span></text:p>
      <text:p text:style-name="P20"><text:tab/><text:span text:style-name="T11">case 2: schedule = “</text:span>Class after work.<text:span text:style-name="T11">”;</text:span></text:p>
      <text:p text:style-name="P20"><text:tab/><text:tab/><text:span text:style-name="T11">break;</text:span></text:p>
      <text:p text:style-name="P20"><text:tab/><text:span text:style-name="T11">case 3: schedule = “</text:span>Meetings all day.<text:span text:style-name="T11">”;</text:span></text:p>
      <text:p text:style-name="P20"><text:tab/><text:tab/><text:span text:style-name="T11">break;</text:span></text:p>
      <text:p text:style-name="P20"><text:tab/><text:span text:style-name="T11">case 4: schedule = “</text:span>Work from home.<text:span text:style-name="T11">”;</text:span></text:p>
      <text:p text:style-name="P20"><text:tab/><text:tab/><text:span text:style-name="T11">break;</text:span></text:p>
      <text:p text:style-name="P20"><text:tab/><text:span text:style-name="T11">case 5: schedule = “</text:span>Game night after work.<text:span text:style-name="T11">”;</text:span></text:p>
      <text:p text:style-name="P20"><text:tab/><text:tab/><text:span text:style-name="T11">break;</text:span></text:p>
      <text:p text:style-name="P20"><text:tab/><text:span text:style-name="T12">default : <text:s/></text:span><text:span text:style-name="T11">schedule </text:span><text:span text:style-name="T12">= “Free!”;</text:span></text:p>
      <text:p text:style-name="P20"><text:tab/><text:tab/><text:span text:style-name="T12">break;</text:span></text:p>
      <text:p text:style-name="P11">}</text:p>
      <text:p text:style-name="P11"/>
      <text:p text:style-name="P1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4T18:44:24.218756030</meta:creation-date>
    <dc:date>2021-07-28T13:32:12.939533947</dc:date>
    <meta:editing-duration>PT4H14M8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3" meta:paragraph-count="95" meta:word-count="395" meta:character-count="2389" meta:non-whitespace-character-count="2029"/>
  </office:meta>
</office:document-meta>
</file>